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5" style:parent-style-name="Policepardéfaut" style:family="text">
      <style:text-properties fo:font-size="26pt" style:font-size-asian="26pt" style:font-size-complex="26pt"/>
    </style:style>
    <style:style style:name="P6" style:parent-style-name="Standard" style:family="paragraph">
      <style:paragraph-properties fo:text-align="center"/>
      <style:text-properties fo:font-size="26pt" style:font-size-asian="26pt" style:font-size-complex="26pt"/>
    </style:style>
    <style:style style:name="P7" style:parent-style-name="Standard" style:family="paragraph">
      <style:paragraph-properties fo:text-align="center"/>
      <style:text-properties fo:font-size="26pt" style:font-size-asian="26pt" style:font-size-complex="26pt"/>
    </style:style>
    <style:style style:name="T8" style:parent-style-name="Policepardéfaut" style:family="text">
      <style:text-properties fo:color="#00CC00"/>
    </style:style>
    <style:style style:name="P9" style:parent-style-name="Standard" style:family="paragraph">
      <style:text-properties fo:color="#00CC00"/>
    </style:style>
    <style:style style:name="P10" style:parent-style-name="Standard" style:family="paragraph">
      <style:text-properties fo:color="#00CC00"/>
    </style:style>
    <style:style style:name="P11" style:parent-style-name="Standard" style:family="paragraph">
      <style:text-properties fo:color="#00CC00"/>
    </style:style>
    <style:style style:name="P12" style:parent-style-name="Standard" style:family="paragraph">
      <style:text-properties fo:color="#00CC00"/>
    </style:style>
    <style:style style:name="T13" style:parent-style-name="Policepardéfaut" style:family="text">
      <style:text-properties fo:color="#000000"/>
    </style:style>
    <style:style style:name="T14" style:parent-style-name="Policepardéfaut" style:family="text">
      <style:text-properties fo:color="#3399FF"/>
    </style:style>
    <style:style style:name="P15" style:parent-style-name="Standard" style:family="paragraph">
      <style:text-properties fo:color="#00CC00"/>
    </style:style>
    <style:style style:name="P16" style:parent-style-name="Standard" style:family="paragraph">
      <style:text-properties fo:color="#000000"/>
    </style:style>
    <style:style style:name="T17" style:parent-style-name="Policepardéfaut" style:family="text">
      <style:text-properties fo:color="#000000"/>
    </style:style>
    <style:style style:name="T18" style:parent-style-name="Policepardéfaut" style:family="text">
      <style:text-properties fo:color="#000000"/>
    </style:style>
    <style:style style:name="P19" style:parent-style-name="Standard" style:family="paragraph">
      <style:text-properties fo:color="#000000"/>
    </style:style>
    <style:style style:name="P20" style:parent-style-name="Standard" style:family="paragraph">
      <style:text-properties fo:color="#00CC00"/>
    </style:style>
    <style:style style:name="P21" style:parent-style-name="Standard" style:family="paragraph">
      <style:text-properties fo:color="#00CC00"/>
    </style:style>
    <style:style style:name="P22" style:parent-style-name="Standard" style:family="paragraph">
      <style:text-properties fo:color="#00CC00"/>
    </style:style>
    <style:style style:name="P23" style:parent-style-name="Standard" style:family="paragraph">
      <style:text-properties fo:color="#00CC00"/>
    </style:style>
    <style:style style:name="P24" style:parent-style-name="Standard" style:family="paragraph">
      <style:text-properties fo:color="#00CC00"/>
    </style:style>
    <style:style style:name="P25" style:parent-style-name="Standard" style:family="paragraph">
      <style:text-properties fo:color="#00CC00"/>
    </style:style>
    <style:style style:name="P26" style:parent-style-name="Standard" style:family="paragraph">
      <style:text-properties fo:color="#00CC00"/>
    </style:style>
    <style:style style:name="P27" style:parent-style-name="Standard" style:family="paragraph">
      <style:text-properties fo:color="#00CC00"/>
    </style:style>
    <style:style style:name="P28" style:parent-style-name="Standard" style:family="paragraph">
      <style:text-properties fo:color="#00CC00"/>
    </style:style>
    <style:style style:name="P29" style:parent-style-name="Standard" style:family="paragraph">
      <style:text-properties fo:color="#66FF00"/>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000000"/>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CC00"/>
    </style:style>
    <style:style style:name="P41" style:parent-style-name="Standard" style:family="paragraph">
      <style:text-properties fo:color="#00CC00"/>
    </style:style>
    <style:style style:name="P42" style:parent-style-name="Standard" style:family="paragraph">
      <style:text-properties fo:color="#00CC00"/>
    </style:style>
    <style:style style:name="P43" style:parent-style-name="Standard" style:family="paragraph">
      <style:text-properties fo:color="#00CC00"/>
    </style:style>
    <style:style style:name="P44" style:parent-style-name="Standard" style:family="paragraph">
      <style:text-properties fo:color="#00CC00"/>
    </style:style>
    <style:style style:name="P45" style:parent-style-name="Standard" style:family="paragraph">
      <style:text-properties fo:color="#00CC00"/>
    </style:style>
    <style:style style:name="P46" style:parent-style-name="Standard" style:family="paragraph">
      <style:text-properties fo:color="#00CC00"/>
    </style:style>
    <style:style style:name="P47" style:parent-style-name="Standard" style:family="paragraph">
      <style:text-properties fo:color="#00CC00"/>
    </style:style>
    <style:style style:name="P48" style:parent-style-name="Standard" style:family="paragraph">
      <style:text-properties fo:color="#00CC00"/>
    </style:style>
    <style:style style:name="P49" style:parent-style-name="Standard" style:family="paragraph">
      <style:text-properties fo:color="#00CC00"/>
    </style:style>
    <style:style style:name="P50" style:parent-style-name="Standard" style:family="paragraph">
      <style:text-properties fo:color="#000000"/>
    </style:style>
    <style:style style:name="P51" style:parent-style-name="Standard" style:family="paragraph">
      <style:text-properties fo:color="#000000"/>
    </style:style>
    <style:style style:name="T52" style:parent-style-name="Policepardéfaut" style:family="text">
      <style:text-properties fo:color="#000000"/>
    </style:style>
    <style:style style:name="T53" style:parent-style-name="Policepardéfaut" style:family="text">
      <style:text-properties fo:color="#000000"/>
    </style:style>
    <style:style style:name="T54" style:parent-style-name="Policepardéfaut" style:family="text">
      <style:text-properties fo:color="#FF0000"/>
    </style:style>
    <style:style style:name="T55" style:parent-style-name="Policepardéfaut" style:family="text">
      <style:text-properties fo:color="#000000"/>
    </style:style>
    <style:style style:name="T56" style:parent-style-name="Policepardéfaut" style:family="text">
      <style:text-properties fo:color="#000000"/>
    </style:style>
    <style:style style:name="T57" style:parent-style-name="Policepardéfaut" style:family="text">
      <style:text-properties fo:color="#000000"/>
    </style:style>
    <style:style style:name="T58" style:parent-style-name="Policepardéfaut" style:family="text">
      <style:text-properties fo:color="#3399FF"/>
    </style:style>
    <style:style style:name="T59" style:parent-style-name="Policepardéfaut" style:family="text">
      <style:text-properties fo:color="#000000"/>
    </style:style>
    <style:style style:name="P60" style:parent-style-name="Standard" style:family="paragraph">
      <style:text-properties fo:color="#000000"/>
    </style:style>
    <style:style style:name="P61" style:parent-style-name="Standard" style:family="paragraph">
      <style:text-properties fo:color="#000000"/>
    </style:style>
    <style:style style:name="P62" style:parent-style-name="Standard" style:family="paragraph">
      <style:text-properties fo:color="#000000"/>
    </style:style>
    <style:style style:name="P63" style:parent-style-name="Standard" style:family="paragraph">
      <style:text-properties fo:color="#000000"/>
    </style:style>
    <style:style style:name="P64" style:parent-style-name="Standard" style:family="paragraph">
      <style:text-properties fo:color="#00CC00"/>
    </style:style>
    <style:style style:name="P65" style:parent-style-name="Standard" style:family="paragraph">
      <style:text-properties fo:color="#00CC00"/>
    </style:style>
    <style:style style:name="P66" style:parent-style-name="Standard" style:family="paragraph">
      <style:text-properties fo:color="#00CC00"/>
    </style:style>
    <style:style style:name="P67" style:parent-style-name="Standard" style:family="paragraph">
      <style:text-properties fo:color="#00CC00"/>
    </style:style>
    <style:style style:name="P68" style:parent-style-name="Standard" style:family="paragraph">
      <style:text-properties fo:color="#00CC00"/>
    </style:style>
    <style:style style:name="P69" style:parent-style-name="Standard" style:family="paragraph">
      <style:text-properties fo:color="#00CC00"/>
    </style:style>
    <style:style style:name="P70" style:parent-style-name="Standard" style:family="paragraph">
      <style:text-properties fo:color="#00CC00"/>
    </style:style>
    <style:style style:name="P71" style:parent-style-name="Standard" style:family="paragraph">
      <style:text-properties fo:color="#00CC00"/>
    </style:style>
    <style:style style:name="P72" style:parent-style-name="Standard" style:family="paragraph">
      <style:text-properties fo:color="#00CC00"/>
    </style:style>
    <style:style style:name="P73" style:parent-style-name="Standard" style:family="paragraph">
      <style:text-properties fo:color="#00CC00"/>
    </style:style>
    <style:style style:name="P74" style:parent-style-name="Standard" style:family="paragraph">
      <style:text-properties fo:color="#00CC00"/>
    </style:style>
    <style:style style:name="P75" style:parent-style-name="Standard" style:family="paragraph">
      <style:text-properties fo:color="#00CC00"/>
    </style:style>
    <style:style style:name="P76" style:parent-style-name="Standard" style:family="paragraph">
      <style:text-properties fo:color="#000000"/>
    </style:style>
    <style:style style:name="P77" style:parent-style-name="Standard" style:family="paragraph">
      <style:text-properties fo:color="#0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text-properties fo:color="#000000"/>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P85" style:parent-style-name="Standard" style:family="paragraph">
      <style:text-properties fo:color="#000000"/>
    </style:style>
    <style:style style:name="P86" style:parent-style-name="Standard" style:family="paragraph">
      <style:text-properties fo:color="#000000"/>
    </style:style>
    <style:style style:name="P87" style:parent-style-name="Standard" style:family="paragraph">
      <style:text-properties fo:color="#000000"/>
    </style:style>
    <style:style style:name="P88" style:parent-style-name="Standard" style:family="paragraph">
      <style:text-properties fo:color="#000000"/>
    </style:style>
    <style:style style:name="P89" style:parent-style-name="Standard" style:family="paragraph">
      <style:text-properties fo:color="#000000"/>
    </style:style>
    <style:style style:name="P90" style:parent-style-name="Standard" style:family="paragraph">
      <style:text-properties fo:color="#000000"/>
    </style:style>
    <style:style style:name="P91" style:parent-style-name="Standard" style:family="paragraph">
      <style:text-properties fo:color="#000000"/>
    </style:style>
    <style:style style:name="P92" style:parent-style-name="Standard" style:family="paragraph">
      <style:text-properties fo:color="#000000"/>
    </style:style>
    <style:style style:name="P93" style:parent-style-name="Standard" style:family="paragraph">
      <style:text-properties fo:color="#000000"/>
    </style:style>
    <style:style style:name="P94" style:parent-style-name="Standard" style:family="paragraph">
      <style:text-properties fo:color="#000000" style:text-underline-type="single" style:text-underline-style="solid" style:text-underline-width="auto" style:text-underline-mode="continuous"/>
    </style:style>
    <style:style style:name="P95" style:parent-style-name="Standard" style:family="paragraph">
      <style:text-properties fo:color="#000000" style:text-underline-type="single" style:text-underline-style="solid" style:text-underline-width="auto" style:text-underline-mode="continuous"/>
    </style:style>
    <style:style style:name="P96" style:parent-style-name="Standard" style:family="paragraph">
      <style:text-properties fo:color="#000000" style:text-underline-type="single" style:text-underline-style="solid" style:text-underline-width="auto" style:text-underline-mode="continuous"/>
    </style:style>
    <style:style style:name="P97" style:parent-style-name="Standard" style:family="paragraph">
      <style:text-properties fo:color="#000000"/>
    </style:style>
    <style:style style:name="P98" style:parent-style-name="Standard" style:family="paragraph">
      <style:text-properties fo:color="#000000"/>
    </style:style>
    <style:style style:name="P99" style:parent-style-name="Standard" style:family="paragraph">
      <style:text-properties fo:color="#000000"/>
    </style:style>
    <style:style style:name="T100" style:parent-style-name="Policepardéfaut" style:family="text">
      <style:text-properties fo:color="#000000"/>
    </style:style>
  </office:automatic-styles>
  <office:body>
    <office:text text:use-soft-page-breaks="true">
      <text:p text:style-name="P1"><text:span text:style-name="T5">Livrable</text:span></text:p>
      <text:p text:style-name="P6"/>
      <text:p text:style-name="P7"/>
      <text:p text:style-name="Standard">conception<text:s/>du vaisseau Player :</text:p>
      <text:p text:style-name="Standard"><text:tab/>Pour inserer une image dans le dossier Content, il faut utiliser monogame pipeline pour pouvoir construire l’image dans le code.</text:p>
      <text:p text:style-name="Standard">on entre la fonction<text:s/><text:span text:style-name="T8">Content.Load</text:span><text:s/>qui permet d’insérer une image contenu dans le dossier Content.</text:p>
      <text:p text:style-name="Standard">Ensuite, pour dessiner l’image sur le jeu, on doit entrer les lignes :</text:p>
      <text:p text:style-name="P9">spritebatch.Begin() ;</text:p>
      <text:p text:style-name="P10">player.Draw(spritbatch) ;</text:p>
      <text:p text:style-name="P11">spritebatch.End() ;</text:p>
      <text:p text:style-name="P12"/>
      <text:p text:style-name="Standard"><text:span text:style-name="T13">on insère le vaisseaux dans la classe<text:s/></text:span><text:span text:style-name="T14">Player.cs.</text:span></text:p>
      <text:p text:style-name="P15"/>
      <text:p text:style-name="P16">Mouvement du vaisseau grâce aux flèches du clavier :</text:p>
      <text:p text:style-name="Standard"><text:span text:style-name="T17"><text:tab/>pour ce faire nous</text:span><text:span text:style-name="T18"><text:s/>avons entré les lignes de codes suivantes dans le fichier Game1:</text:span></text:p>
      <text:p text:style-name="P19"><text:s/></text:p>
      <text:p text:style-name="P20">var kstate = Keyboard.GetState();</text:p>
      <text:p text:style-name="P21"/>
      <text:p text:style-name="P22"><text:s text:c="12"/>if (kstate.IsKeyDown(Keys.Left) &amp;&amp; player.Position.X &gt; 0)</text:p>
      <text:p text:style-name="P23"><text:s text:c="16"/>player.Position.X -= playerSpeed * (float)gameTime.ElapsedGameTime.TotalSeconds;</text:p>
      <text:p text:style-name="P24"/>
      <text:p text:style-name="P25"><text:s text:c="12"/>if (kstate.IsKeyDown(Keys.Right) &amp;&amp; player.Position.X &lt; graphics.PreferredBackBufferWidth - playerTexture.Width)</text:p>
      <text:p text:style-name="P26"><text:s text:c="16"/>player.Position.X += playerSpeed *<text:s/>(float)gameTime.ElapsedGameTime.TotalSeconds;</text:p>
      <text:p text:style-name="P27"/>
      <text:p text:style-name="P28"><text:s text:c="12"/>base.Update(gameTime);</text:p>
      <text:p text:style-name="P29"/>
      <text:p text:style-name="P30">Détecte la touche ou on appui par exemple pour la touche gauche cela va incrémenter la donné x et inversement avec la donné y ce qui va entraîner le déplacement vers la gauche ou vers la droite.</text:p>
      <text:p text:style-name="P31"/>
      <text:p text:style-name="P32"/>
      <text:p text:style-name="P33">Création du lazer :</text:p>
      <text:p text:style-name="P34"><text:s/>même manipulation pour insérer l’image du lazer.</text:p>
      <text:p text:style-name="P35"/>
      <text:p text:style-name="P36"/>
      <text:p text:style-name="P37"/>
      <text:p text:style-name="P38">Mouvement des lasers :</text:p>
      <text:p text:style-name="P39"><text:tab/>les lasers a été programmé pour partir du canon du vaisseaux et aussi en <text:s/>dessous des monstres. Ils s’annulent lorsqu’ils se touchent grâce à ces lignes :</text:p>
      <text:p text:style-name="P40">// Laser Laser2 collision</text:p>
      <text:p text:style-name="P41">if (laser2.Position.X &gt;= laser.Position.X + laserTexture.Width || laser2.Position.X + laser2Texture.Width &lt;= laser.Position.X || laser2.Position.Y &gt;= laser.Position.Y + laserTexture.Height || laser2.Position.Y<text:s/>+ laser2Texture.Height &lt;= laser.Position.Y)</text:p>
      <text:p text:style-name="P42">{</text:p>
      <text:p text:style-name="P43"/>
      <text:p text:style-name="P44">}</text:p>
      <text:p text:style-name="P45">else</text:p>
      <text:soft-page-break/>
      <text:p text:style-name="P46">{</text:p>
      <text:p text:style-name="P47"><text:tab/>laser.Active = false;</text:p>
      <text:p text:style-name="P48"><text:tab/>laser2.Active = false;</text:p>
      <text:p text:style-name="P49">}</text:p>
      <text:p text:style-name="P50"/>
      <text:p text:style-name="P51">insertion des monstres :</text:p>
      <text:p text:style-name="Standard"><text:span text:style-name="T52"><text:tab/>pour cela nous avons téléchargé l’image d’un monstre que nous avons inséré, De la même manière que pour le<text:s/></text:span><text:span text:style-name="T53">vaisseaux avec des lignes de code presque similaires, dans le dossier Content grâce à<text:s/></text:span><text:span text:style-name="T54">Monogame Pipeline<text:s/></text:span><text:span text:style-name="T55">pour ensuite les faire bouger dans le monde au dessus du vaisseaux. Les monstres bougent de manière horizontale tout en lançant des lasers sur le vaisse</text:span><text:span text:style-name="T56">aux.</text:span></text:p>
      <text:p text:style-name="Standard"><text:span text:style-name="T57">Nous avons inséré tout cela dans la classe<text:s/></text:span><text:span text:style-name="T58">Enemy.cs</text:span><text:span text:style-name="T59">.</text:span></text:p>
      <text:p text:style-name="P60"/>
      <text:p text:style-name="P61">Création du score :</text:p>
      <text:p text:style-name="P62"><text:tab/>pour calculer le score, nous avons un système de 10 points par <text:s/>monstre touché qui s’affiche grâce à ces lignes :</text:p>
      <text:p text:style-name="P63"/>
      <text:p text:style-name="P64">for (int i = 0; i &lt; enemies.Length; i++)</text:p>
      <text:p text:style-name="P65">{</text:p>
      <text:p text:style-name="P66"><text:tab/>if<text:s/>(laser.Position.X &gt; enemies[i].Position.X &amp;&amp; laser.Position.X &lt;= enemies[i].Position.X + enemiesTexture[i].Width &amp;&amp; laser.Position.Y &lt;= enemies[i].Position.Y &amp;&amp; enemies[i].Active)</text:p>
      <text:p text:style-name="P67"><text:s text:c="8"/>{</text:p>
      <text:p text:style-name="P68"><text:s text:c="8"/><text:tab/>laser.Active = false;</text:p>
      <text:p text:style-name="P69"><text:s text:c="8"/><text:tab/>laser.Position.X = graphics.PreferredBackBufferWidth;</text:p>
      <text:p text:style-name="P70"><text:s text:c="8"/><text:tab/>laser.Position.Y = graphics.PreferredBackBufferHeight;</text:p>
      <text:p text:style-name="P71"><text:s text:c="8"/><text:tab/>enemies[i].Active = false;</text:p>
      <text:p text:style-name="P72"><text:s text:c="9"/><text:tab/>score = score + 10;</text:p>
      <text:p text:style-name="P73"><text:s text:c="9"/>}</text:p>
      <text:p text:style-name="P74">}</text:p>
      <text:p text:style-name="P75"/>
      <text:p text:style-name="P76">Le fait de tuer un monstre va ajouter 10 à la variable score.</text:p>
      <text:p text:style-name="P77"/>
      <text:p text:style-name="P78">Menus début et fin :</text:p>
      <text:p text:style-name="P79"><text:tab/>Pour l’animation de fin lorsque l’on perd,nous avons créé notre image qui dis « game over press enter to restart » ou « you win » et l’avons fait apparaître lorsqu’un projectile touche le vaisseaux ou que le joueur a éliminé tous les monstres. Si le joueur appui sur entrer, une nouvelle partie est lancée.</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soft-page-break/>
      <text:p text:style-name="P95">Mode d’emploi :</text:p>
      <text:p text:style-name="P96"/>
      <text:p text:style-name="P97"><text:tab/>Les martiens arrivent dans notre système solaire il est de votre devoir de les repousser avant qu’ils n’envahissent notre planète et détruise la civilisation.</text:p>
      <text:p text:style-name="P98"><text:tab/>Avec votre vaisseaux vous aller devoir les éliminer à l’aide du pisto-lasers qui les anéantira en un seul coup et fera de vous le nouveau héros de la galaxie, appuyer sur espace pour tirer avec le pisto-laser.</text:p>
      <text:p text:style-name="P99"><text:tab/>Mais gare à vous ! Ils ne sont pas venu les main vides et tenterons de détruire votre vaisseaux.afin d’éviter les projectiles vous utiliserai la flèche de droite ou de gauche et esquiverai toutes les tentatives des envahisseurs.</text:p>
      <text:p text:style-name="Standard"><text:span text:style-name="T100"><text:tab/>Vous avez toutes les instructions c’est maintenant à vous de jouer pour sauver notre planè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fo:font-size="20pt" style:font-size-asian="20pt" style:font-size-complex="20pt"/>
    </style:style>
    <style:style style:name="T3" style:parent-style-name="Policepardéfaut" style:family="text">
      <style:text-properties fo:font-size="20pt" style:font-size-asian="20pt" style:font-size-complex="20pt"/>
    </style:style>
    <style:style style:name="T4" style:parent-style-name="Policepardéfaut" style:family="text">
      <style:text-properties fo:font-size="20pt" style:font-size-asian="20pt" style:font-size-complex="20pt"/>
    </style:style>
  </office:automatic-styles>
  <office:master-styles>
    <style:master-page style:name="MP0" style:page-layout-name="PL0">
      <style:header>
        <text:p text:style-name="En-tête">Leneveu Thibaut<text:tab/><text:span text:style-name="T2">Dossier Space invad</text:span><text:span text:style-name="T3">e</text:span><text:span text:style-name="T4">rs</text:span><text:tab/>PPE</text:p>
        <text:p text:style-name="En-tête">Blanchet Valentin</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ibaut L</dc:creator>
    <meta:creation-date>2018-02-08T13:07:00Z</meta:creation-date>
    <dc:date>2019-03-28T17:36:00Z</dc:date>
    <meta:template xlink:href="Normal" xlink:type="simple"/>
    <meta:editing-cycles>4</meta:editing-cycles>
    <meta:editing-duration>PT4200S</meta:editing-duration>
    <meta:document-statistic meta:page-count="3" meta:paragraph-count="8" meta:word-count="620" meta:character-count="4025" meta:row-count="28" meta:non-whitespace-character-count="3413"/>
  </office:meta>
</office:document-meta>
</file>